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ource Code Pro" svg:font-family="'Source Code Pro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lassInfo" style:family="table">
      <style:table-properties style:width="6.9271in" fo:margin-left="0in" table:align="left"/>
    </style:style>
    <style:style style:name="ClassInfo.A" style:family="table-column">
      <style:table-column-properties style:column-width="0.6778in"/>
    </style:style>
    <style:style style:name="ClassInfo.B" style:family="table-column">
      <style:table-column-properties style:column-width="1.3in"/>
    </style:style>
    <style:style style:name="ClassInfo.C" style:family="table-column">
      <style:table-column-properties style:column-width="0.9882in"/>
    </style:style>
    <style:style style:name="ClassInfo.D" style:family="table-column">
      <style:table-column-properties style:column-width="0.9896in"/>
    </style:style>
    <style:style style:name="ClassInfo.E" style:family="table-column">
      <style:table-column-properties style:column-width="0.9889in"/>
    </style:style>
    <style:style style:name="ClassInfo.F" style:family="table-column">
      <style:table-column-properties style:column-width="0.9917in"/>
    </style:style>
    <style:style style:name="ClassInfo.G" style:family="table-column">
      <style:table-column-properties style:column-width="0.991in"/>
    </style:style>
    <style:style style:name="ClassInfo.A1" style:family="table-cell">
      <style:table-cell-properties fo:padding="0.0382in" fo:border-left="0.05pt solid #000000" fo:border-right="none" fo:border-top="0.05pt solid #000000" fo:border-bottom="0.05pt solid #000000"/>
    </style:style>
    <style:style style:name="ClassInfo.G1" style:family="table-cell">
      <style:table-cell-properties fo:padding="0.0382in" fo:border="0.05pt solid #000000"/>
    </style:style>
    <style:style style:name="ClassInfo.A2" style:family="table-cell">
      <style:table-cell-properties fo:padding="0.0382in" fo:border-left="0.05pt solid #000000" fo:border-right="none" fo:border-top="none" fo:border-bottom="0.05pt solid #000000"/>
    </style:style>
    <style:style style:name="ClassInfo.G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lassInfo" table:style-name="ClassInfo">
        <table:table-column table:style-name="ClassInfo.A"/>
        <table:table-column table:style-name="ClassInfo.B"/>
        <table:table-column table:style-name="ClassInfo.C"/>
        <table:table-column table:style-name="ClassInfo.D"/>
        <table:table-column table:style-name="ClassInfo.E"/>
        <table:table-column table:style-name="ClassInfo.F"/>
        <table:table-column table:style-name="ClassInfo.G"/>
        <table:table-row>
          <table:table-cell table:style-name="ClassInfo.A1" office:value-type="string">
            <text:p text:style-name="Table_20_Contents">Package</text:p>
          </table:table-cell>
          <table:table-cell table:style-name="ClassInfo.A1" office:value-type="string">
            <text:p text:style-name="Table_20_Contents">Class</text:p>
          </table:table-cell>
          <table:table-cell table:style-name="ClassInfo.A1" office:value-type="string">
            <text:p text:style-name="Table_20_Contents">Processing</text:p>
          </table:table-cell>
          <table:table-cell table:style-name="ClassInfo.A1" office:value-type="string">
            <text:p text:style-name="Table_20_Contents">Function</text:p>
          </table:table-cell>
          <table:table-cell table:style-name="ClassInfo.A1" office:value-type="string">
            <text:p text:style-name="Table_20_Contents">Input</text:p>
          </table:table-cell>
          <table:table-cell table:style-name="ClassInfo.A1" office:value-type="string">
            <text:p text:style-name="Table_20_Contents">Output</text:p>
          </table:table-cell>
          <table:table-cell table:style-name="ClassInfo.G1" office:value-type="string">
            <text:p text:style-name="Table_20_Contents">Sample output</text:p>
          </table:table-cell>
        </table:table-row>
        <table:table-row>
          <table:table-cell table:style-name="ClassInfo.A2" office:value-type="string">
            <text:p text:style-name="Table_20_Contents">analysis</text:p>
          </table:table-cell>
          <table:table-cell table:style-name="ClassInfo.A2" office:value-type="string">
            <text:p text:style-name="Table_20_Contents">ClassMerge.scala</text:p>
          </table:table-cell>
          <table:table-cell table:style-name="ClassInfo.A2" office:value-type="string">
            <text:p text:style-name="Table_20_Contents">Merge user and hotel of the same class </text:p>
          </table:table-cell>
          <table:table-cell table:style-name="ClassInfo.A2" office:value-type="string">
            <text:p text:style-name="Table_20_Contents">Validate the rationality of clustering</text:p>
          </table:table-cell>
          <table:table-cell table:style-name="ClassInfo.A2" office:value-type="string">
            <text:p text:style-name="Table_20_Contents">twentyClusters/thousand20Class.txt</text:p>
          </table:table-cell>
          <table:table-cell table:style-name="ClassInfo.A2" office:value-type="string">
            <text:p text:style-name="Table_20_Contents"/>
          </table:table-cell>
          <table:table-cell table:style-name="ClassInfo.G2" office:value-type="string">
            <text:p text:style-name="Table_20_Contents"/>
          </table:table-cell>
        </table:table-row>
        <table:table-row>
          <table:table-cell table:style-name="ClassInfo.A2" office:value-type="string">
            <text:p text:style-name="Table_20_Contents"/>
          </table:table-cell>
          <table:table-cell table:style-name="ClassInfo.A2" office:value-type="string">
            <text:p text:style-name="Table_20_Contents"/>
          </table:table-cell>
          <table:table-cell table:style-name="ClassInfo.A2" office:value-type="string">
            <text:p text:style-name="Table_20_Contents"/>
          </table:table-cell>
          <table:table-cell table:style-name="ClassInfo.A2" office:value-type="string">
            <text:p text:style-name="Table_20_Contents"/>
          </table:table-cell>
          <table:table-cell table:style-name="ClassInfo.A2" office:value-type="string">
            <text:p text:style-name="Table_20_Contents"/>
          </table:table-cell>
          <table:table-cell table:style-name="ClassInfo.A2" office:value-type="string">
            <text:p text:style-name="Table_20_Contents"/>
          </table:table-cell>
          <table:table-cell table:style-name="ClassInfo.G2" office:value-type="string">
            <text:p text:style-name="Table_20_Contents"/>
          </table:table-cell>
        </table:table-row>
        <table:table-row>
          <table:table-cell table:style-name="ClassInfo.A2" office:value-type="string">
            <text:p text:style-name="Table_20_Contents"/>
          </table:table-cell>
          <table:table-cell table:style-name="ClassInfo.A2" office:value-type="string">
            <text:p text:style-name="Table_20_Contents"/>
          </table:table-cell>
          <table:table-cell table:style-name="ClassInfo.A2" office:value-type="string">
            <text:p text:style-name="Table_20_Contents"/>
          </table:table-cell>
          <table:table-cell table:style-name="ClassInfo.A2" office:value-type="string">
            <text:p text:style-name="Table_20_Contents"/>
          </table:table-cell>
          <table:table-cell table:style-name="ClassInfo.A2" office:value-type="string">
            <text:p text:style-name="Table_20_Contents"/>
          </table:table-cell>
          <table:table-cell table:style-name="ClassInfo.A2" office:value-type="string">
            <text:p text:style-name="Table_20_Contents"/>
          </table:table-cell>
          <table:table-cell table:style-name="ClassInfo.G2" office:value-type="string">
            <text:p text:style-name="Table_20_Contents"/>
          </table:table-cell>
        </table:table-row>
        <table:table-row>
          <table:table-cell table:style-name="ClassInfo.A2" office:value-type="string">
            <text:p text:style-name="Table_20_Contents"/>
          </table:table-cell>
          <table:table-cell table:style-name="ClassInfo.A2" office:value-type="string">
            <text:p text:style-name="Table_20_Contents"/>
          </table:table-cell>
          <table:table-cell table:style-name="ClassInfo.A2" office:value-type="string">
            <text:p text:style-name="Table_20_Contents"/>
          </table:table-cell>
          <table:table-cell table:style-name="ClassInfo.A2" office:value-type="string">
            <text:p text:style-name="Table_20_Contents"/>
          </table:table-cell>
          <table:table-cell table:style-name="ClassInfo.A2" office:value-type="string">
            <text:p text:style-name="Table_20_Contents"/>
          </table:table-cell>
          <table:table-cell table:style-name="ClassInfo.A2" office:value-type="string">
            <text:p text:style-name="Table_20_Contents"/>
          </table:table-cell>
          <table:table-cell table:style-name="ClassInfo.G2" office:value-type="string">
            <text:p text:style-name="Table_20_Contents"/>
          </table:table-cell>
        </table:table-row>
        <table:table-row>
          <table:table-cell table:style-name="ClassInfo.A2" office:value-type="string">
            <text:p text:style-name="Table_20_Contents"/>
          </table:table-cell>
          <table:table-cell table:style-name="ClassInfo.A2" office:value-type="string">
            <text:p text:style-name="Table_20_Contents"/>
          </table:table-cell>
          <table:table-cell table:style-name="ClassInfo.A2" office:value-type="string">
            <text:p text:style-name="Table_20_Contents"/>
          </table:table-cell>
          <table:table-cell table:style-name="ClassInfo.A2" office:value-type="string">
            <text:p text:style-name="Table_20_Contents"/>
          </table:table-cell>
          <table:table-cell table:style-name="ClassInfo.A2" office:value-type="string">
            <text:p text:style-name="Table_20_Contents"/>
          </table:table-cell>
          <table:table-cell table:style-name="ClassInfo.A2" office:value-type="string">
            <text:p text:style-name="Table_20_Contents"/>
          </table:table-cell>
          <table:table-cell table:style-name="ClassInfo.G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Prepare data for co-clustering in Mahout</text:p>
      <text:p text:style-name="Standard"/>
      <text:p text:style-name="Standard">Validate the rationality of clustering</text:p>
      <text:p text:style-name="Standard"/>
      <text:p text:style-name="Standard">Calculate distance by Google API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ource Code Pro" svg:font-family="'Source Code Pro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ire </meta:initial-creator>
    <meta:creation-date>2016-01-06T13:45:47</meta:creation-date>
    <dc:date>2016-01-06T13:56:40</dc:date>
    <dc:creator>Claire </dc:creator>
    <meta:editing-duration>PT9M45S</meta:editing-duration>
    <meta:editing-cycles>3</meta:editing-cycles>
    <meta:generator>LibreOffice/3.5$Linux_X86_64 LibreOffice_project/350m1$Build-2</meta:generator>
    <meta:document-statistic meta:table-count="1" meta:image-count="0" meta:object-count="0" meta:page-count="1" meta:paragraph-count="15" meta:word-count="40" meta:character-count="299" meta:non-whitespace-character-count="273"/>
  </office:meta>
</office:document-meta>
</file>